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733cm"/>
      <style:paragraph-properties style:writing-mode="lr-tb"/>
    </style:style>
    <style:style style:name="gr2" style:family="graphic" style:parent-style-name="standard">
      <style:graphic-properties draw:fill="none" draw:textarea-vertical-align="middle" draw:auto-grow-height="false" fo:min-height="2.114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style:writing-mode="lr-tb"/>
      <style:text-properties fo:font-size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5pt" fo:background-color="#f8aa97" style:font-size-asian="18pt" style:font-size-complex="18pt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5pt" fo:background-color="#fff5ce" style:font-size-asian="18pt" style:font-size-complex="18pt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style:font-name="Courier New2" fo:font-size="12pt" fo:font-weight="bold" style:font-size-asian="18pt" style:font-weight-asian="bold" style:font-size-complex="18pt" style:font-weight-complex="bold"/>
    </style:style>
    <style:style style:name="T2" style:family="text">
      <style:text-properties style:font-name="Courier New2" fo:font-size="12pt" style:font-size-asian="18pt" style:font-size-complex="18pt"/>
    </style:style>
    <style:style style:name="T3" style:family="text">
      <style:text-properties fo:color="#000000" loext:opacity="100%" style:font-name="Courier New2" fo:font-size="12pt" fo:font-weight="bold" style:font-size-asian="18pt" style:font-weight-asian="bold" style:font-size-complex="18pt" style:font-weight-complex="bold"/>
    </style:style>
    <style:style style:name="T4" style:family="text">
      <style:text-properties fo:color="#000000" loext:opacity="100%" style:font-name="Courier New2" fo:font-size="12pt" style:font-size-asian="18pt" style:font-size-complex="18pt"/>
    </style:style>
    <style:style style:name="T5" style:family="text">
      <style:text-properties fo:color="#000000" loext:opacity="100%" style:font-name="Courier New2" fo:font-size="12pt" fo:font-weight="normal" style:font-size-asian="18pt" style:font-weight-asian="normal" style:font-size-complex="18pt" style:font-weight-complex="normal"/>
    </style:style>
    <style:style style:name="T6" style:family="text">
      <style:text-properties fo:color="#b2b2b2" loext:opacity="100%" style:font-name="Courier New2" fo:font-size="12pt" fo:font-weight="bold" style:font-size-asian="18pt" style:font-weight-asian="bold" style:font-size-complex="18pt" style:font-weight-complex="bold"/>
    </style:style>
    <style:style style:name="T7" style:family="text">
      <style:text-properties fo:color="#b2b2b2" loext:opacity="100%" style:font-name="Courier New2" fo:font-size="12pt" style:font-size-asian="18pt" style:font-size-complex="18pt"/>
    </style:style>
    <style:style style:name="T8" style:family="text">
      <style:text-properties fo:font-size="12pt"/>
    </style:style>
    <style:style style:name="T9" style:family="text">
      <style:text-properties fo:font-size="15pt" fo:background-color="#f8aa97" style:font-size-asian="18pt" style:font-size-complex="18pt"/>
    </style:style>
    <style:style style:name="T10" style:family="text">
      <style:text-properties fo:font-size="15pt" fo:background-color="#fff5ce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9.603cm" svg:height="6.939cm" svg:x="0.386cm" svg:y="0.98cm">
          <draw:text-box>
            <text:p><text:span text:style-name="T1">Plink:</text:span><text:span text:style-name="T2">/path/and/prefix/to/Ldpruned/plink/step3/listItem1/myPlinkPrefix</text:span></text:p>
            <text:p text:style-name="P1"><text:span text:style-name="T3">PhenoFile:</text:span><text:span text:style-name="T4">/path/to/step3/listItem2/myPhenoFile.txt</text:span></text:p>
            <text:p text:style-name="P1"><text:span text:style-name="T3">SparseGRM:</text:span><text:span text:style-name="T5">/path/to/*.sparseGRM.mtx</text:span></text:p>
            <text:p text:style-name="P1"><text:span text:style-name="T3">SampleIDFile:</text:span><text:span text:style-name="T5">/path/to/*.samplesID.txt</text:span></text:p>
            <text:p><text:span text:style-name="T2"/></text:p>
            <text:p><text:span text:style-name="T2"/></text:p>
            <text:p><text:span text:style-name="T6"/></text:p>
            <text:p><text:span text:style-name="T6"/></text:p>
            <text:p><text:span text:style-name="T6"/></text:p>
            <text:p><text:span text:style-name="T6">ChromosomeLengthFile:</text:span><text:span text:style-name="T7">/path/to/step3/listItem3/chromosomeLengthFile.txt</text:span></text:p>
            <text:p><text:span text:style-name="T6">InfoFile:</text:span><text:span text:style-name="T7">/path/to/step3/itemList5/infoFile.txt</text:span></text:p>
            <text:p><text:span text:style-name="T6">ImputeDir:</text:span><text:span text:style-name="T7">/path/to/directory/containing/files/created/in/step3/listItem4/</text:span></text:p>
            <text:p><text:span text:style-name="T6">ImputeSuffix:</text:span><text:span text:style-name="T7">_rsq70_merged_renamed.vcf.gz</text:span></text:p>
            <text:p><text:span text:style-name="T8"/></text:p>
          </draw:text-box>
        </draw:frame>
        <draw:custom-shape draw:style-name="gr2" draw:text-style-name="P3" draw:layer="layout" svg:width="0.717cm" svg:height="2.494cm" draw:transform="skewX (-0.00122173047639603) translate (19.206cm 4.94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5" draw:layer="layout" svg:width="19.054cm" svg:height="1.427cm" svg:x="0.386cm" svg:y="0.051cm">
          <draw:text-box>
            <text:p text:style-name="P4"><text:span text:style-name="T9">These parameters all relate to the the files created in step 3 and are required.</text:span></text:p>
          </draw:text-box>
        </draw:frame>
        <draw:frame draw:style-name="gr3" draw:text-style-name="P6" draw:layer="layout" svg:width="20.32cm" svg:height="1.427cm" svg:x="0cm" svg:y="3.684cm">
          <draw:text-box>
            <text:p text:style-name="P4"><text:span text:style-name="T10">The keyword parameters below are not used and can be set to anything – they will be ignored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91cm" fo:margin-bottom="0cm" fo:text-indent="0cm"/>
      <style:text-properties fo:font-size="41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43cm" fo:margin-bottom="0cm" fo:text-indent="0cm"/>
      <style:text-properties fo:font-size="35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95cm" fo:margin-bottom="0cm" fo:text-indent="0cm"/>
      <style:text-properties fo:font-size="29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47cm" fo:margin-bottom="0cm" fo:text-indent="0cm"/>
      <style:text-properties fo:font-size="29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47cm" fo:margin-bottom="0cm" fo:text-indent="0cm"/>
      <style:text-properties fo:font-size="29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47cm" fo:margin-bottom="0cm" fo:text-indent="0cm"/>
      <style:text-properties fo:font-size="29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47cm" fo:margin-bottom="0cm" fo:text-indent="0cm"/>
      <style:text-properties fo:font-size="29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47cm" fo:margin-bottom="0cm" fo:text-indent="0cm"/>
      <style:text-properties fo:font-size="29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5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32cm" fo:page-height="7.6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3.484cm" svg:x="1cm" svg:y="4.178cm"/>
      <draw:page-thumbnail draw:layer="backgroundobjects" svg:width="9.294cm" svg:height="3.484cm" svg:x="1cm" svg:y="12.226cm"/>
      <draw:page-thumbnail draw:layer="backgroundobjects" svg:width="9.294cm" svg:height="3.484cm" svg:x="1cm" svg:y="20.274cm"/>
      <draw:page-thumbnail draw:layer="backgroundobjects" svg:width="9.294cm" svg:height="3.484cm" svg:x="11.295cm" svg:y="4.178cm"/>
      <draw:page-thumbnail draw:layer="backgroundobjects" svg:width="9.294cm" svg:height="3.484cm" svg:x="11.295cm" svg:y="12.226cm"/>
      <draw:page-thumbnail draw:layer="backgroundobjects" svg:width="9.294cm" svg:height="3.484cm" svg:x="11.295cm" svg:y="20.274cm"/>
    </style:handout-master>
    <style:master-page style:name="Default" style:page-layout-name="PM1" draw:style-name="Mdp1">
      <draw:frame presentation:style-name="Default-title" draw:layer="backgroundobjects" svg:width="18.287cm" svg:height="3.893cm" svg:x="1.015cm" svg:y="0.93cm" presentation:class="title" presentation:placeholder="true">
        <draw:text-box/>
      </draw:frame>
      <draw:frame presentation:style-name="Default-outline1" draw:layer="backgroundobjects" svg:width="18.287cm" svg:height="13.528cm" svg:x="1.015cm" svg:y="5.457cm" presentation:class="outline" presentation:placeholder="true">
        <draw:text-box/>
      </draw:frame>
      <draw:frame presentation:style-name="Mpr1" draw:text-style-name="MP2" draw:layer="backgroundobjects" svg:width="4.734cm" svg:height="1.607cm" svg:x="1.015cm" svg:y="21.24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44cm" svg:height="1.607cm" svg:x="6.948cm" svg:y="21.24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734cm" svg:height="1.607cm" svg:x="14.569cm" svg:y="21.24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13T15:57:48.517555125</meta:creation-date>
    <dc:date>2021-05-04T21:56:14.015814218</dc:date>
    <meta:editing-duration>PT10M1S</meta:editing-duration>
    <meta:editing-cycles>3</meta:editing-cycles>
    <meta:generator>LibreOffice/7.1.2.2$Linux_X86_64 LibreOffice_project/5751006d328844ba3fa6124ed263bbf122f0788a</meta:generator>
    <meta:document-statistic meta:object-count="27"/>
  </office:meta>
</office:document-meta>
</file>